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>
      <loext:graphic-properties draw:fill="solid" draw:fill-color="#cfe2f3"/>
      <style:paragraph-properties fo:text-align="start"/>
    </style:style>
    <style:style style:name="P4" style:family="paragraph">
      <style:paragraph-properties fo:margin-top="0in" fo:margin-bottom="0in" fo:line-height="100%" fo:text-align="start"/>
    </style:style>
    <style:style style:name="P5" style:family="paragraph">
      <loext:graphic-properties draw:fill="none"/>
      <style:paragraph-properties fo:margin-top="0in" fo:margin-bottom="0in" fo:line-height="100%" fo:text-align="start"/>
    </style:style>
    <style:style style:name="P6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3709in" fo:min-width="1.5465in" fo:padding-top="0.1in" fo:padding-bottom="0.1in" fo:padding-left="0.1in" fo:padding-right="0.1in" fo:wrap-option="wrap" style:run-through="foreground"/>
    </style:style>
    <style:style style:name="gr3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126in" fo:min-width="0.8929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016in" fo:min-width="0.5083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126in" fo:min-width="0.0929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016in" fo:min-width="0.5736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319in" fo:min-width="0.3138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016in" fo:min-width="0.6118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7917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736in" fo:min-width="0.6126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1.2161in" fo:min-width="0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283in" fo:min-width="0.8839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791in" fo:min-width="0.0661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701in" fo:min-width="0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736in" fo:min-width="0.9437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6957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744in" fo:min-width="0.8201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3043in" fo:min-width="1.5154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701in" fo:min-width="0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756in" fo:min-width="1.3346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228in" fo:min-width="0.1283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366in" fo:min-width="0.6791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0902in" fo:min-width="0in" fo:padding-top="0.1in" fo:padding-bottom="0.1in" fo:padding-left="0.1in" fo:padding-right="0.1in" fo:wrap-option="wrap" style:run-through="foreground"/>
    </style:style>
    <style:style style:name="gr2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252in" fo:min-width="0in" fo:padding-top="0.1in" fo:padding-bottom="0.1in" fo:padding-left="0.1in" fo:padding-right="0.1in" fo:wrap-option="wrap" style:run-through="foreground"/>
    </style:style>
    <style:style style:name="gr2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3827in" fo:padding-top="0.1in" fo:padding-bottom="0.1in" fo:padding-left="0.1in" fo:padding-right="0.1in" fo:wrap-option="wrap" style:run-through="foreground"/>
    </style:style>
    <style:style style:name="gr2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8354in" fo:padding-top="0.1in" fo:padding-bottom="0.1in" fo:padding-left="0.1in" fo:padding-right="0.1in" fo:wrap-option="wrap" style:run-through="foreground"/>
    </style:style>
    <style:style style:name="gr2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618in" fo:min-width="0.7228in" fo:padding-top="0.1in" fo:padding-bottom="0.1in" fo:padding-left="0.1in" fo:padding-right="0.1in" fo:wrap-option="wrap" style:run-through="foreground"/>
    </style:style>
    <style:style style:name="gr2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075in" fo:min-width="0.0437in" fo:padding-top="0.1in" fo:padding-bottom="0.1in" fo:padding-left="0.1in" fo:padding-right="0.1in" fo:wrap-option="wrap" style:run-through="foreground"/>
    </style:style>
    <style:style style:name="gr3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6016in" fo:min-width="0in" fo:padding-top="0.1in" fo:padding-bottom="0.1in" fo:padding-left="0.1in" fo:padding-right="0.1in" fo:wrap-option="wrap" style:run-through="foreground"/>
    </style:style>
    <style:style style:name="gr3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0465in" fo:min-width="0in" fo:padding-top="0.1in" fo:padding-bottom="0.1in" fo:padding-left="0.1in" fo:padding-right="0.1in" fo:wrap-option="wrap" style:run-through="foreground"/>
    </style:style>
    <style:style style:name="gr3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2043in" fo:padding-top="0.1in" fo:padding-bottom="0.1in" fo:padding-left="0.1in" fo:padding-right="0.1in" fo:wrap-option="wrap" style:run-through="foreground"/>
    </style:style>
    <style:style style:name="gr3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945in" fo:min-width="2.1126in" fo:padding-top="0.1in" fo:padding-bottom="0.1in" fo:padding-left="0.1in" fo:padding-right="0.1in" fo:wrap-option="wrap" style:run-through="foreground"/>
    </style:style>
    <style:style style:name="gr3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571in" fo:min-width="0in" fo:padding-top="0.1in" fo:padding-bottom="0.1in" fo:padding-left="0.1in" fo:padding-right="0.1in" fo:wrap-option="wrap" style:run-through="foreground"/>
    </style:style>
    <style:style style:name="gr3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492in" fo:min-width="1.0098in" fo:padding-top="0.1in" fo:padding-bottom="0.1in" fo:padding-left="0.1in" fo:padding-right="0.1in" fo:wrap-option="wrap" style:run-through="foreground"/>
    </style:style>
    <style:style style:name="gr3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189in" fo:min-width="0.3571in" fo:padding-top="0.1in" fo:padding-bottom="0.1in" fo:padding-left="0.1in" fo:padding-right="0.1in" fo:wrap-option="wrap" style:run-through="foreground"/>
    </style:style>
    <style:style style:name="gr37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925in" fo:min-width="1.3035in" fo:padding-top="0.1in" fo:padding-bottom="0.1in" fo:padding-left="0.1in" fo:padding-right="0.1in" fo:wrap-option="wrap" style:run-through="foreground"/>
    </style:style>
    <style:style style:name="gr3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846in" fo:min-width="0.1772in" fo:padding-top="0.1in" fo:padding-bottom="0.1in" fo:padding-left="0.1in" fo:padding-right="0.1in" fo:wrap-option="wrap" style:run-through="foreground"/>
    </style:style>
    <style:style style:name="gr3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654in" fo:min-width="0in" fo:padding-top="0.1in" fo:padding-bottom="0.1in" fo:padding-left="0.1in" fo:padding-right="0.1in" fo:wrap-option="wrap" style:run-through="foreground"/>
    </style:style>
    <style:style style:name="gr4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8016in" fo:padding-top="0.1in" fo:padding-bottom="0.1in" fo:padding-left="0.1in" fo:padding-right="0.1in" fo:wrap-option="wrap" style:run-through="foreground"/>
    </style:style>
    <style:style style:name="gr41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681in" fo:min-width="0.7693in" fo:padding-top="0.1in" fo:padding-bottom="0.1in" fo:padding-left="0.1in" fo:padding-right="0.1in" fo:wrap-option="wrap" style:run-through="foreground"/>
    </style:style>
    <style:style style:name="gr4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0327in" fo:min-width="0.1252in" fo:padding-top="0.1in" fo:padding-bottom="0.1in" fo:padding-left="0.1in" fo:padding-right="0.1in" fo:wrap-option="wrap" style:run-through="foreground"/>
    </style:style>
    <style:style style:name="gr4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217in" fo:min-width="0in" fo:padding-top="0.1in" fo:padding-bottom="0.1in" fo:padding-left="0.1in" fo:padding-right="0.1in" fo:wrap-option="wrap" style:run-through="foreground"/>
    </style:style>
    <style:style style:name="gr4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575in" fo:min-width="0.15in" fo:padding-top="0.1in" fo:padding-bottom="0.1in" fo:padding-left="0.1in" fo:padding-right="0.1in" fo:wrap-option="wrap" style:run-through="foreground"/>
    </style:style>
    <style:style style:name="gr4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134in" fo:min-width="0in" fo:padding-top="0.1in" fo:padding-bottom="0.1in" fo:padding-left="0.1in" fo:padding-right="0.1in" fo:wrap-option="wrap" style:run-through="foreground"/>
    </style:style>
    <style:style style:name="gr4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1543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1.xml<draw:g text:anchor-type="as-char" draw:z-index="0" draw:style-name="gr1"><draw:custom-shape draw:name="Shape 52" draw:style-name="gr2" draw:text-style-name="P3" svg:width="1.7461in" svg:height="0.5705in" svg:x="1.3228in" svg:y="0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3" draw:style-name="gr3" draw:text-style-name="P5" svg:width="4.4398in" svg:height="0.4232in" svg:x="1.8283in" svg:y="0.0909in"><text:p text:style-name="P4"><text:span text:style-name="T1">LIBR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6" svg:width="1.0933in" svg:height="0.513in" svg:x="0.5335in" svg:y="0.5709in"><text:p/><draw:enhanced-geometry draw:mirror-horizontal="true" draw:mirror-vertical="false" svg:viewBox="0 0 21600 21600" draw:type="mso-spt32" draw:enhanced-path="M 0 0 L 21600 21600 N"/></draw:custom-shape><draw:custom-shape draw:name="Shape 55" draw:style-name="gr5" draw:text-style-name="P3" svg:width="1.0016in" svg:height="0.285in" svg:x="0in" svg:y="1.0839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6" draw:style-name="gr3" draw:text-style-name="P5" svg:width="5.2933in" svg:height="0.4232in" svg:x="0.1925in" svg:y="1.0335in"><text:p text:style-name="P4"><text:span text:style-name="T1">Titul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6" svg:width="0.2933in" svg:height="0.513in" svg:x="1.7362in" svg:y="0.5898in"><text:p/><draw:enhanced-geometry draw:mirror-horizontal="true" draw:mirror-vertical="false" svg:viewBox="0 0 21600 21600" draw:type="mso-spt32" draw:enhanced-path="M 0 0 L 21600 21600 N"/></draw:custom-shape><draw:custom-shape draw:name="Shape 58" draw:style-name="gr7" draw:text-style-name="P3" svg:width="1.0933in" svg:height="0.285in" svg:x="1.2311in" svg:y="1.122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9" draw:style-name="gr3" draw:text-style-name="P5" svg:width="4.4488in" svg:height="0.4232in" svg:x="1.3965in" svg:y="1.0709in"><text:p text:style-name="P4"><text:span text:style-name="T1">Editori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6" svg:width="0.5142in" svg:height="0.5323in" svg:x="2.6008in" svg:y="0.5898in"><text:p/><draw:enhanced-geometry draw:mirror-horizontal="false" draw:mirror-vertical="false" svg:viewBox="0 0 21600 21600" draw:type="mso-spt32" draw:enhanced-path="M 0 0 L 21600 21600 N"/></draw:custom-shape><draw:custom-shape draw:name="Shape 61" draw:style-name="gr9" draw:text-style-name="P3" svg:width="1.148in" svg:height="0.285in" svg:x="2.6925in" svg:y="1.122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62" draw:style-name="gr3" draw:text-style-name="P5" svg:width="1.3142in" svg:height="0.6469in" svg:x="2.6925in" svg:y="1.0709in"><text:p text:style-name="P4"><text:span text:style-name="T1">Num_Pagin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6" svg:width="0.9921in" svg:height="0.0752in" svg:x="3.0693in" svg:y="0.5709in"><text:p/><draw:enhanced-geometry draw:mirror-horizontal="false" draw:mirror-vertical="false" svg:viewBox="0 0 21600 21600" draw:type="mso-spt32" draw:enhanced-path="M 0 0 L 21600 21600 N"/></draw:custom-shape><draw:custom-shape draw:name="Shape 64" draw:style-name="gr11" draw:text-style-name="P3" svg:width="1.1488in" svg:height="0.3862in" svg:x="4.052in" svg:y="0.4945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65" draw:style-name="gr3" draw:text-style-name="P5" svg:width="1.6551in" svg:height="0.4232in" svg:x="4.3465in" svg:y="0.4945in"><text:p text:style-name="P4"><text:span text:style-name="T1">Aut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6" svg:width="0.0012in" svg:height="1.4161in" svg:x="2.4346in" svg:y="0.5709in"><text:p/><draw:enhanced-geometry draw:mirror-horizontal="false" draw:mirror-vertical="false" svg:viewBox="0 0 21600 21600" draw:type="mso-spt32" draw:enhanced-path="M 0 0 L 21600 21600 N"/></draw:custom-shape><draw:custom-shape draw:name="Shape 67" draw:style-name="gr13" draw:text-style-name="P3" svg:width="1.4425in" svg:height="0.5705in" svg:x="1.8193in" svg:y="2.072in"><text:p text:style-name="P4"/><draw:enhanced-geometry draw:mirror-horizontal="false" draw:mirror-vertical="false" draw:text-areas="?f13 ?f14 ?f15 ?f16" svg:viewBox="0 0 0 0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draw:custom-shape draw:name="Shape 68" draw:style-name="gr3" draw:text-style-name="P5" svg:width="3.7685in" svg:height="0.4232in" svg:x="1.9665in" svg:y="2.1311in"><text:p text:style-name="P4"><text:span text:style-name="T1">Capitulos <text:s/>X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6" svg:width="0.2661in" svg:height="0.5795in" svg:x="1.8276in" svg:y="2.6626in"><text:p/><draw:enhanced-geometry draw:mirror-horizontal="true" draw:mirror-vertical="false" svg:viewBox="0 0 21600 21600" draw:type="mso-spt32" draw:enhanced-path="M 0 0 L 21600 21600 N"/></draw:custom-shape><draw:custom-shape draw:name="Shape 70" draw:style-name="gr5" draw:text-style-name="P3" svg:width="1.0016in" svg:height="0.285in" svg:x="1.3417in" svg:y="3.2516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1" draw:style-name="gr3" draw:text-style-name="P5" svg:width="4.5039in" svg:height="0.4232in" svg:x="1.2311in" svg:y="3.2008in"><text:p text:style-name="P4"><text:span text:style-name="T1">Nom_Capitul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6" svg:width="0.1469in" svg:height="0.5705in" svg:x="2.7661in" svg:y="2.6528in"><text:p/><draw:enhanced-geometry draw:mirror-horizontal="false" draw:mirror-vertical="false" svg:viewBox="0 0 21600 21600" draw:type="mso-spt32" draw:enhanced-path="M 0 0 L 21600 21600 N"/></draw:custom-shape><draw:custom-shape draw:name="Shape 73" draw:style-name="gr16" draw:text-style-name="P3" svg:width="1.6177in" svg:height="0.3862in" svg:x="2.5909in" svg:y="3.2236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4" draw:style-name="gr3" draw:text-style-name="P5" svg:width="3.024in" svg:height="0.4232in" svg:x="2.8217in" svg:y="3.2335in"><text:p text:style-name="P4"><text:span text:style-name="T1">Pag_inicio_ca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6" svg:width="0.8961in" svg:height="0.0441in" draw:transform="rotate (-3.14159265358979) translate (4.04944225721785in 2.59557633420822in)"><text:p/><draw:enhanced-geometry draw:mirror-horizontal="true" draw:mirror-vertical="false" svg:viewBox="0 0 21600 21600" draw:type="mso-spt32" draw:enhanced-path="M 0 0 L 21600 21600 N"/></draw:custom-shape><draw:custom-shape draw:name="Shape 76" draw:style-name="gr18" draw:text-style-name="P3" svg:width="1.4425in" svg:height="0.387in" svg:x="4.0618in" svg:y="2.4244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7" draw:style-name="gr3" draw:text-style-name="P5" svg:width="1.5906in" svg:height="0.4232in" svg:x="4.2083in" svg:y="2.4244in"><text:p text:style-name="P4"><text:span text:style-name="T1">Pag_fin_ca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/>
      <text:p text:style-name="Standard"/>
      <text:p text:style-name="Standard"/>
      <text:p text:style-name="P1">EJ2.XML</text:p>
      <text:p text:style-name="Standard"><draw:g text:anchor-type="as-char" draw:z-index="1" draw:style-name="gr1"><draw:custom-shape draw:name="Shape 2" draw:style-name="gr19" draw:text-style-name="P3" svg:width="2.2213in" svg:height="0.6516in" svg:x="1.5339in" svg:y="0in"><text:p text:style-name="P4"/><draw:enhanced-geometry draw:mirror-horizontal="false" draw:mirror-vertical="false" draw:text-areas="?f13 ?f14 ?f15 ?f16" svg:viewBox="0 0 0 0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draw:custom-shape draw:name="Shape 3" draw:style-name="gr3" draw:text-style-name="P5" svg:width="4.3862in" svg:height="0.4232in" svg:x="1.8819in" svg:y="0.0965in"><text:p text:style-name="P4"><text:span text:style-name="T1">Centro_Comerci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6" svg:width="0.0094in" svg:height="0.3705in" svg:x="2.6335in" svg:y="0.652in"><text:p/><draw:enhanced-geometry draw:mirror-horizontal="true" draw:mirror-vertical="false" svg:viewBox="0 0 21600 21600" draw:type="mso-spt32" draw:enhanced-path="M 0 0 L 21600 21600 N"/></draw:custom-shape><draw:custom-shape draw:name="Shape 5" draw:style-name="gr21" draw:text-style-name="P3" svg:width="1.5343in" svg:height="0.4752in" svg:x="1.872in" svg:y="1.0752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3" draw:text-style-name="P5" svg:width="3.9157in" svg:height="0.4232in" svg:x="2.1736in" svg:y="1.1335in"><text:p text:style-name="P4"><text:span text:style-name="T1">TIEND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6" svg:width="0.3287in" svg:height="0.4232in" svg:x="1.9555in" svg:y="1.5598in"><text:p/><draw:enhanced-geometry draw:mirror-horizontal="true" draw:mirror-vertical="false" svg:viewBox="0 0 21600 21600" draw:type="mso-spt32" draw:enhanced-path="M 0 0 L 21600 21600 N"/></draw:custom-shape><draw:custom-shape draw:name="Shape 8" draw:style-name="gr23" draw:text-style-name="P3" svg:width="1.2421in" svg:height="0.476in" svg:x="1.402in" svg:y="1.9827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9" draw:style-name="gr3" draw:text-style-name="P5" svg:width="4.7059in" svg:height="0.4232in" svg:x="1.3173in" svg:y="2.05in"><text:p text:style-name="P4"><text:span text:style-name="T1">Tiendas</text:span><text:span text:style-name="T1"><text:tab/></text:span><text:span text:style-name="T1">X1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6" svg:width="0.1594in" svg:height="0.2906in" svg:x="1.5417in" svg:y="2.4319in"><text:p/><draw:enhanced-geometry draw:mirror-horizontal="true" draw:mirror-vertical="false" svg:viewBox="0 0 21600 21600" draw:type="mso-spt32" draw:enhanced-path="M 0 0 L 21600 21600 N"/></draw:custom-shape><draw:custom-shape draw:name="Shape 11" draw:style-name="gr3" draw:text-style-name="P5" svg:width="0.8559in" svg:height="0.6469in" svg:x="0.95in" svg:y="2.6665in"><text:p text:style-name="P4"><text:span text:style-name="T1">Nomb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5" draw:text-style-name="P6" svg:width="0.0185in" svg:height="0.3252in" svg:x="2.0791in" svg:y="2.4591in"><text:p/><draw:enhanced-geometry draw:mirror-horizontal="false" draw:mirror-vertical="false" svg:viewBox="0 0 21600 21600" draw:type="mso-spt32" draw:enhanced-path="M 0 0 L 21600 21600 N"/></draw:custom-shape><draw:custom-shape draw:name="Shape 13" draw:style-name="gr3" draw:text-style-name="P5" svg:width="0.9315in" svg:height="1.0941in" svg:x="1.7035in" svg:y="2.7465in"><text:p text:style-name="P4"><text:span text:style-name="T1">Parcelas</text:span></text:p><text:p text:style-name="P4"><text:span text:style-name="T1">ocupad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6" draw:text-style-name="P6" svg:width="0.5831in" svg:height="0.0268in" svg:x="0.7327in" svg:y="2.2291in"><text:p/><draw:enhanced-geometry draw:mirror-horizontal="true" draw:mirror-vertical="false" svg:viewBox="0 0 21600 21600" draw:type="mso-spt32" draw:enhanced-path="M 0 0 L 21600 21600 N"/></draw:custom-shape><draw:custom-shape draw:name="Shape 15" draw:style-name="gr3" draw:text-style-name="P5" svg:width="1.0815in" svg:height="0.8705in" svg:x="0in" svg:y="2.05in"><text:p text:style-name="P4"><text:span text:style-name="T1">Metros</text:span></text:p><text:p text:style-name="P4"><text:span text:style-name="T1">Cuadrad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7" draw:text-style-name="P6" svg:width="1.0358in" svg:height="0.1433in" svg:x="2.6346in" svg:y="2.2654in"><text:p/><draw:enhanced-geometry draw:mirror-horizontal="false" draw:mirror-vertical="false" svg:viewBox="0 0 21600 21600" draw:type="mso-spt32" draw:enhanced-path="M 0 0 L 21600 21600 N"/></draw:custom-shape><draw:custom-shape draw:name="Shape 17" draw:style-name="gr28" draw:text-style-name="P3" svg:width="1.0815in" svg:height="0.3705in" svg:x="3.7457in" svg:y="2.3354in"><text:p text:style-name="P4"/>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?f1 -0"/><draw:equation draw:name="f6" draw:formula="logheight/2"/><draw:equation draw:name="f7" draw:formula="?f6 +0-?f3 "/><draw:equation draw:name="f8" draw:formula="?f6 +?f3 -0"/><draw:equation draw:name="f9" draw:formula="logheight"/><draw:equation draw:name="f10" draw:formula="logwidth"/><draw:equation draw:name="f11" draw:formula="(16200000)/60000.0"/><draw:equation draw:name="f12" draw:formula="(10800000)/60000.0"/></draw:enhanced-geometry></draw:custom-shape><draw:custom-shape draw:name="Shape 18" draw:style-name="gr3" draw:text-style-name="P5" svg:width="2.4657in" svg:height="0.6469in" svg:x="3.6709in" svg:y="2.2445in"><text:p text:style-name="P4"><text:span text:style-name="T1">Contacto</text:span></text:p><text:p text:style-name="P4"><text:span text:style-name="T1">Encargad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9" draw:text-style-name="P6" svg:width="0.2441in" svg:height="0.3079in" svg:x="3.6126in" svg:y="2.7146in"><text:p/><draw:enhanced-geometry draw:mirror-horizontal="true" draw:mirror-vertical="false" svg:viewBox="0 0 21600 21600" draw:type="mso-spt32" draw:enhanced-path="M 0 0 L 21600 21600 N"/></draw:custom-shape><draw:custom-shape draw:name="Shape 20" draw:style-name="gr3" draw:text-style-name="P5" svg:width="1.0358in" svg:height="0.8705in" svg:x="3.0016in" svg:y="2.9083in"><text:p text:style-name="P4"><text:span text:style-name="T1">Nombre</text:span></text:p><text:p text:style-name="P4"><text:span text:style-name="T1">Encargad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0" draw:text-style-name="P6" svg:width="0.0657in" svg:height="0.8016in" svg:x="4.0374in" svg:y="2.7146in"><text:p/><draw:enhanced-geometry draw:mirror-horizontal="true" draw:mirror-vertical="false" svg:viewBox="0 0 21600 21600" draw:type="mso-spt32" draw:enhanced-path="M 0 0 L 21600 21600 N"/></draw:custom-shape><draw:custom-shape draw:name="Shape 22" draw:style-name="gr3" draw:text-style-name="P5" svg:width="1.035in" svg:height="0.8705in" svg:x="3.4917in" svg:y="3.4602in"><text:p text:style-name="P4"><text:span text:style-name="T1">Apellidos</text:span></text:p><text:p text:style-name="P4"><text:span text:style-name="T1">Encargad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1" draw:text-style-name="P6" svg:width="0.113in" svg:height="0.2469in" svg:x="4.3854in" svg:y="2.7055in"><text:p/><draw:enhanced-geometry draw:mirror-horizontal="false" draw:mirror-vertical="false" svg:viewBox="0 0 21600 21600" draw:type="mso-spt32" draw:enhanced-path="M 0 0 L 21600 21600 N"/></draw:custom-shape><draw:custom-shape draw:name="Shape 24" draw:style-name="gr3" draw:text-style-name="P5" svg:width="1.035in" svg:height="0.8705in" svg:x="4.1972in" svg:y="2.9083in"><text:p text:style-name="P4"><text:span text:style-name="T1">Telefono</text:span></text:p><text:p text:style-name="P4"><text:span text:style-name="T1">Encargad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2" draw:text-style-name="P6" svg:width="0.4043in" svg:height="0.0169in" svg:x="4.828in" svg:y="2.5563in"><text:p/><draw:enhanced-geometry draw:mirror-horizontal="false" draw:mirror-vertical="false" svg:viewBox="0 0 21600 21600" draw:type="mso-spt32" draw:enhanced-path="M 0 0 L 21600 21600 N"/></draw:custom-shape><draw:custom-shape draw:name="Shape 26" draw:style-name="gr3" draw:text-style-name="P5" svg:width="0.715in" svg:height="0.4232in" svg:x="5.2327in" svg:y="2.398in"><text:p text:style-name="P4"><text:span text:style-name="T1">NS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/>
      <text:p text:style-name="P1">EJ3.XML</text:p>
      <text:p text:style-name="Standard"/>
      <text:p text:style-name="Standard"><draw:g text:anchor-type="as-char" draw:z-index="2" draw:style-name="gr1"><draw:custom-shape draw:name="Shape 27" draw:style-name="gr33" draw:text-style-name="P3" svg:width="2.9307in" svg:height="0.6268in" svg:x="1.0965in" svg:y="0in"><text:p text:style-name="P4"/><draw:enhanced-geometry draw:mirror-horizontal="false" draw:mirror-vertical="false" draw:text-areas="?f13 ?f14 ?f15 ?f16" svg:viewBox="0 0 0 0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draw:custom-shape draw:name="Shape 28" draw:style-name="gr3" draw:text-style-name="P5" svg:width="4.4343in" svg:height="0.4232in" svg:x="1.8339in" svg:y="0.1311in"><text:p text:style-name="P4"><text:span text:style-name="T1">CATALOG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4" draw:text-style-name="P6" svg:width="0.0012in" svg:height="0.4571in" svg:x="2.5626in" svg:y="0.6272in"><text:p/><draw:enhanced-geometry draw:mirror-horizontal="false" draw:mirror-vertical="false" svg:viewBox="0 0 21600 21600" draw:type="mso-spt32" draw:enhanced-path="M 0 0 L 21600 21600 N"/></draw:custom-shape><draw:custom-shape draw:name="Shape 30" draw:style-name="gr35" draw:text-style-name="P3" svg:width="1.7098in" svg:height="0.4925in" svg:x="1.7071in" svg:y="1.0839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" draw:style-name="gr3" draw:text-style-name="P5" svg:width="3.9996in" svg:height="0.4232in" svg:x="2.0898in" svg:y="1.148in"><text:p text:style-name="P4"><text:span text:style-name="T1">MARC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6" draw:text-style-name="P6" svg:width="0.5571in" svg:height="0.5189in" svg:x="1.7118in" svg:y="1.5681in"><text:p/><draw:enhanced-geometry draw:mirror-horizontal="true" draw:mirror-vertical="false" svg:viewBox="0 0 21600 21600" draw:type="mso-spt32" draw:enhanced-path="M 0 0 L 21600 21600 N"/></draw:custom-shape><draw:custom-shape draw:name="Shape 33" draw:style-name="gr37" draw:text-style-name="P3" svg:width="1.5031in" svg:height="0.4921in" svg:x="0.822in" svg:y="2.0339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4" draw:style-name="gr3" draw:text-style-name="P5" svg:width="4.9169in" svg:height="0.4232in" svg:x="0.9165in" svg:y="2.0972in"><text:p text:style-name="P4"><text:span text:style-name="T1">Marca</text:span><text:span text:style-name="T1"><text:tab/></text:span><text:span text:style-name="T1">X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8" draw:text-style-name="P6" svg:width="0.3776in" svg:height="0.385in" svg:x="0.4618in" svg:y="2.5362in"><text:p/><draw:enhanced-geometry draw:mirror-horizontal="true" draw:mirror-vertical="false" svg:viewBox="0 0 21600 21600" draw:type="mso-spt32" draw:enhanced-path="M 0 0 L 21600 21600 N"/></draw:custom-shape><draw:custom-shape draw:name="Shape 36" draw:style-name="gr3" draw:text-style-name="P5" svg:width="1.1906in" svg:height="0.4232in" svg:x="0in" svg:y="2.8583in"><text:p text:style-name="P4"><text:span text:style-name="T1">Nomb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9" draw:text-style-name="P6" svg:width="0.0657in" svg:height="0.4657in" svg:x="1.2953in" svg:y="2.5362in"><text:p/><draw:enhanced-geometry draw:mirror-horizontal="false" draw:mirror-vertical="false" svg:viewBox="0 0 21600 21600" draw:type="mso-spt32" draw:enhanced-path="M 0 0 L 21600 21600 N"/></draw:custom-shape><draw:custom-shape draw:name="Shape 38" draw:style-name="gr3" draw:text-style-name="P5" svg:width="1.1913in" svg:height="0.6469in" svg:x="0.8409in" svg:y="2.9839in"><text:p text:style-name="P4"><text:span text:style-name="T1">Procedenc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0" draw:text-style-name="P6" svg:width="1.0016in" svg:height="0.1524in" svg:x="2.3453in" svg:y="2.5264in"><text:p/><draw:enhanced-geometry draw:mirror-horizontal="false" draw:mirror-vertical="false" svg:viewBox="0 0 21600 21600" draw:type="mso-spt32" draw:enhanced-path="M 0 0 L 21600 21600 N"/></draw:custom-shape><draw:custom-shape draw:name="Shape 40" draw:style-name="gr41" draw:text-style-name="P3" svg:width="1.3713in" svg:height="0.5197in" svg:x="3.3465in" svg:y="2.4193in"><text:p text:style-name="P4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1" draw:style-name="gr3" draw:text-style-name="P5" svg:width="2.5157in" svg:height="0.4232in" svg:x="3.4173in" svg:y="2.4965in"><text:p text:style-name="P4"><text:span text:style-name="T1">coches</text:span><text:span text:style-name="T1"><text:tab/></text:span><text:span text:style-name="T1">X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2" draw:text-style-name="P6" svg:width="0.3252in" svg:height="0.2331in" svg:x="3.0917in" svg:y="2.6791in"><text:p/><draw:enhanced-geometry draw:mirror-horizontal="true" draw:mirror-vertical="false" svg:viewBox="0 0 21600 21600" draw:type="mso-spt32" draw:enhanced-path="M 0 0 L 21600 21600 N"/></draw:custom-shape><draw:custom-shape draw:name="Shape 43" draw:style-name="gr3" draw:text-style-name="P5" svg:width="0.9543in" svg:height="0.6469in" svg:x="2.5626in" svg:y="2.8138in"><text:p text:style-name="P4"><text:span text:style-name="T1">Matricul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3" draw:text-style-name="P6" svg:width="0.1697in" svg:height="0.3217in" svg:x="3.498in" svg:y="2.9126in"><text:p/><draw:enhanced-geometry draw:mirror-horizontal="true" draw:mirror-vertical="false" svg:viewBox="0 0 21600 21600" draw:type="mso-spt32" draw:enhanced-path="M 0 0 L 21600 21600 N"/></draw:custom-shape><draw:custom-shape draw:name="Shape 45" draw:style-name="gr3" draw:text-style-name="P5" svg:width="1.5878in" svg:height="0.6469in" svg:x="2.789in" svg:y="3.1791in"><text:p text:style-name="P4"><text:span text:style-name="T1">Año Matriculac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4" draw:text-style-name="P6" svg:width="0.3504in" svg:height="0.3579in" svg:x="4.4055in" svg:y="2.9126in"><text:p/><draw:enhanced-geometry draw:mirror-horizontal="false" draw:mirror-vertical="false" svg:viewBox="0 0 21600 21600" draw:type="mso-spt32" draw:enhanced-path="M 0 0 L 21600 21600 N"/></draw:custom-shape><draw:custom-shape draw:name="Shape 47" draw:style-name="gr3" draw:text-style-name="P5" svg:width="0.9551in" svg:height="0.4232in" svg:x="4.4618in" svg:y="3.2236in"><text:p text:style-name="P4"><text:span text:style-name="T1">Model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5" draw:text-style-name="P6" svg:width="0.0752in" svg:height="0.3134in" draw:transform="rotate (-3.14159265358979) translate (4.05555555555556in 2.41958114610674in)"><text:p/><draw:enhanced-geometry draw:mirror-horizontal="true" draw:mirror-vertical="false" svg:viewBox="0 0 21600 21600" draw:type="mso-spt32" draw:enhanced-path="M 0 0 L 21600 21600 N"/></draw:custom-shape><draw:custom-shape draw:name="Shape 49" draw:style-name="gr3" draw:text-style-name="P5" svg:width="1.0587in" svg:height="0.6469in" svg:x="3.6681in" svg:y="1.7835in"><text:p text:style-name="P4"><text:span text:style-name="T1">Cilindrad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6" draw:text-style-name="P6" svg:width="0.3543in" svg:height="0.0953in" draw:transform="rotate (-3.14159265358979) translate (5.02916666666667in 2.49666447944007in)"><text:p/><draw:enhanced-geometry draw:mirror-horizontal="true" draw:mirror-vertical="false" svg:viewBox="0 0 21600 21600" draw:type="mso-spt32" draw:enhanced-path="M 0 0 L 21600 21600 N"/></draw:custom-shape><draw:custom-shape draw:name="Shape 51" draw:style-name="gr3" draw:text-style-name="P5" svg:width="0.9543in" svg:height="0.6469in" svg:x="4.9791in" svg:y="2.0874in"><text:p text:style-name="P4"><text:span text:style-name="T1">Numero</text:span></text:p><text:p text:style-name="P4"><text:span text:style-name="T1">plaz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" meta:word-count="3" meta:character-count="21" meta:non-whitespace-character-count="21"/>
    <meta:generator>LibreOfficeDev/6.0.5.2$Linux_X86_64 LibreOffice_project/</meta:generator>
  </office:meta>
</office:document-meta>
</file>